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20000000209092D2A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style:font-name="Liberation Sans1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Sans1" fo:font-size="24pt" style:font-size-asian="24pt" style:font-size-complex="24pt"/>
    </style:style>
    <style:style style:name="T5" style:family="text">
      <style:text-properties fo:color="#ffffff" style:font-name="Liberation Sans1"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cm" svg:height="19.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4cm" svg:height="3.579cm" svg:x="0.855cm" svg:y="0.8cm">
          <draw:text-box>
            <text:p><text:span text:style-name="T1"><text:s text:c="5"/></text:span><text:span text:style-name="T2">KONECT</text:span><text:span text:style-name="T3">.cc</text:span></text:p>
            <text:p><text:span text:style-name="T4">Koblenz Network Collection</text:span></text:p>
            <text:p><text:span text:style-name="T5">by Jérôme Kunegis</text:span></text:p>
          </draw:text-box>
        </draw:frame>
        <draw:custom-shape draw:style-name="gr3" draw:text-style-name="P3" draw:layer="layout" svg:width="23cm" svg:height="4cm" svg:x="1.5cm" svg:y="10.5cm">
          <text:p text:style-name="P1"><text:span text:style-name="T6">KONECT Datasets</text:span></text:p>
          <text:p text:style-name="P1"><text:span text:style-name="T7">1,20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9cm" svg:height="3cm" svg:x="4cm" svg:y="16cm">
          <text:p text:style-name="P1"><text:span text:style-name="T8">KONECT-Extr</text:span></text:p>
          <text:p text:style-name="P1">Dataset crawling, extraction, transformation,</text:p>
          <text:p text:style-name="P1">and cleanup 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1" draw:layer="layout" svg:x1="13.4cm" svg:y1="16cm" svg:x2="13.4cm" svg:y2="14.5cm">
          <text:p/>
        </draw:line>
        <draw:custom-shape draw:style-name="gr6" draw:text-style-name="P3" draw:layer="layout" svg:width="9.5cm" svg:height="3cm" svg:x="1.5cm" svg:y="6cm">
          <text:p text:style-name="P1"><text:span text:style-name="T6">KONECT-Toolbox</text:span></text:p>
          <text:p text:style-name="P1"><text:span text:style-name="T7">Matlab library for </text:span></text:p>
          <text:p text:style-name="P1"><text:span text:style-name="T7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cm" svg:y1="10.5cm" svg:x2="19cm" svg:y2="9cm">
          <text:p/>
        </draw:line>
        <draw:custom-shape draw:style-name="gr7" draw:text-style-name="P1" draw:layer="layout" svg:width="12cm" svg:height="3cm" svg:x="12.5cm" svg:y="6cm">
          <text:p text:style-name="P1"><text:span text:style-name="T8">KONECT-Analysis</text:span></text:p>
          <text:p text:style-name="P1">Network analysis test be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10.5cm" svg:x2="6cm" svg:y2="9cm">
          <text:p/>
        </draw:line>
        <draw:line draw:style-name="gr5" draw:text-style-name="P1" draw:layer="layout" svg:x1="11cm" svg:y1="7.5cm" svg:x2="12.5cm" svg:y2="7.5cm">
          <text:p/>
        </draw:line>
        <draw:custom-shape draw:style-name="gr8" draw:text-style-name="P1" draw:layer="layout" svg:width="9.5cm" svg:height="3cm" svg:x="15cm" svg:y="1.5cm">
          <text:p text:style-name="P1"><text:span text:style-name="T8">KONECT-WWW</text:span></text:p>
          <text:p text:style-name="P1">WWW interface layer for</text:p>
          <text:p text:style-name="P1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9cm" svg:y1="6cm" svg:x2="19cm" svg:y2="4.5cm">
          <text:p/>
        </draw:line>
        <draw:frame draw:style-name="gr9" draw:text-style-name="P1" draw:layer="layout" svg:width="1.607cm" svg:height="1.607cm" svg:x="1.079cm" svg:y="0.847cm">
          <draw:image xlink:href="Pictures/1000000000000020000000209092D2A6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21M48S</meta:editing-duration>
    <meta:editing-cycles>16</meta:editing-cycles>
    <dc:date>2017-11-09T17:22:28.511936409</dc:date>
    <meta:generator>LibreOffice/4.2.8.2$Linux_x86 LibreOffice_project/420m0$Build-2</meta:generator>
    <meta:document-statistic meta:object-count="36"/>
  </office:meta>
</office:document-meta>
</file>